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cm" fo:min-width="7.25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7.75cm" svg:height="3.75cm" svg:x="3.5cm" svg:y="7.25cm">
          <text:p/>
          <draw:enhanced-geometry svg:viewBox="0 0 21600 21600" draw:type="rectangle" draw:enhanced-path="M 0 0 L 21600 0 21600 21600 0 21600 0 0 Z N"/>
        </draw:custom-shape>
        <draw:ellipse draw:style-name="gr2" draw:text-style-name="P1" draw:layer="layout" svg:width="5.75cm" svg:height="3.25cm" svg:x="8.25cm" svg:y="15.25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0" draw:border="0%"/>
    <draw:gradient draw:name="塗りつぶし_20__ff08_青_ff09_" draw:display-name="塗りつぶし （青）" draw:style="linear" draw:start-color="#729fcf" draw:end-color="#355269" draw:start-intensity="100%" draw:end-intensity="100%" draw:angle="0" draw:border="0%"/>
    <draw:gradient draw:name="塗りつぶし_ff08_緑_ff09_" draw:display-name="塗りつぶし（緑）" draw:style="linear" draw:start-color="#77bc65" draw:end-color="#127622" draw:start-intensity="100%" draw:end-intensity="100%" draw:angle="0" draw:border="0%"/>
    <draw:gradient draw:name="塗りつぶし_ff08_赤_ff09_" draw:display-name="塗りつぶし（赤）" draw:style="linear" draw:start-color="#ff6d6d" draw:end-color="#c9211e" draw:start-intensity="100%" draw:end-intensity="100%" draw:angle="0" draw:border="0%"/>
    <draw:gradient draw:name="塗りつぶし_ff08_黄_ff09_" draw:display-name="塗りつぶし（黄）" draw:style="linear" draw:start-color="#ffde59" draw:end-color="#b47804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游ゴシック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loext:opacity="100%"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塗りつぶし_ff08_緑_ff09_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塗りつぶし_ff08_黄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2-04-04T06:29:29.433000000</meta:creation-date>
    <dc:date>2022-04-05T23:40:54.13</dc:date>
    <meta:editing-duration>PT42S</meta:editing-duration>
    <meta:editing-cycles>2</meta:editing-cycles>
    <meta:generator>OpenOffice/4.1.11$Win32 OpenOffice.org_project/4111m1$Build-9808</meta:generator>
    <meta:document-statistic meta:object-count="2"/>
  </office:meta>
</office:document-meta>
</file>